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 ESSENCE" svg:font-family="'AR ESSENC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unga" svg:font-family="Tung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Tunga" fo:font-size="13pt" style:font-size-asian="13pt" style:font-size-complex="13pt"/>
    </style:style>
    <style:style style:name="P2" style:family="paragraph" style:parent-style-name="Standard">
      <style:paragraph-properties fo:line-height="100%" fo:text-align="center" style:justify-single-word="false"/>
      <style:text-properties style:font-name="Tunga" fo:font-size="13pt" style:font-size-asian="13pt" style:font-size-complex="13pt"/>
    </style:style>
    <style:style style:name="P3" style:family="paragraph" style:parent-style-name="Standard">
      <style:paragraph-properties fo:line-height="100%"/>
      <style:text-properties style:font-name="Tunga"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line-height="100%" fo:text-align="center" style:justify-single-word="false"/>
      <style:text-properties style:font-name="Tung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unga"/>
    </style:style>
    <style:style style:name="T3" style:family="text">
      <style:text-properties style:font-name="Tunga" fo:font-size="20pt" style:font-size-asian="20pt" style:font-size-complex="20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20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style:font-size-asian="20pt"/>
    </style:style>
    <style:style style:name="T8" style:family="text">
      <style:text-properties style:font-size-complex="20pt"/>
    </style:style>
    <style:style style:name="T9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6">Hierarquia</text:span></text:p>
      <text:p text:style-name="P2">&lt;&lt;interface&gt;&gt; Servlet</text:p>
      <text:p text:style-name="P2">&lt;&lt;abstract class&gt;&gt; GenericServlet</text:p>
      <text:p text:style-name="P2">&lt;&lt;class&gt;&gt; HttpServlet</text:p>
      <text:p text:style-name="P2">&lt;&lt;class&gt;&gt; MinhaServlet<text:line-break/></text:p>
      <text:p text:style-name="P4"><text:span text:style-name="T6">Ciclo de vida do Servlet</text:span></text:p>
      <text:p text:style-name="P1">Único estado do servlet é <text:span text:style-name="T1">inicializado.</text:span></text:p>
      <text:p text:style-name="P3">Antes dele ser inicializado, a <text:span text:style-name="T1">classe é carregada</text:span> pelo container web. O <text:span text:style-name="T1">Construtor</text:span> do Servlet é executado.</text:p>
      <text:p text:style-name="P3">O método <text:span text:style-name="T1">init()</text:span> do Servlet roda (isto ocorre apenas uma vez durante a vida do servlet). Este método pode ser anulado, para inicializar algum recurso necessário para execução da servlet.</text:p>
      <text:p text:style-name="P3">O método <text:span text:style-name="T1">service()</text:span> é executado. A implementação de service em <text:span text:style-name="T9">GenericServlet</text:span>, determina qual método (doGet() ou doPost()) <text:s/>de acordo com as solicitações HTTP. Por isso geralmente, este método não será reescrito.</text:p>
      <text:p text:style-name="P3">Os métodos doGet() e doPost() <text:span text:style-name="T1">DEVEM SER</text:span> rescritos (pelo menos um).</text:p>
      <text:p text:style-name="P3">Método <text:span text:style-name="T1">destroy(). </text:span>Método chamado imediatamente antes do servlet ser destruído.</text:p>
      <text:p text:style-name="P3"/>
      <text:p text:style-name="P3">Não existem múltiplas instâncias de servlets, exceto para o caso especial <text:span text:style-name="T1">SingleThreadModel</text:span>.</text:p>
      <text:p text:style-name="P3">O Container roda várias threads para processar diversas solicitações de um único Thread. Cada solicitação do cliente gera um par request/response.</text:p>
      <text:p text:style-name="P3">Se houver um Container utilizando cluster, e a aplicação distribuída em mais de uma JVM, cada uma terá uma instância do servl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AR ESSENCE" svg:font-family="'AR ESSENC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unga" svg:font-family="Tung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43M32S</meta:editing-duration>
    <meta:editing-cycles>17</meta:editing-cycles>
    <meta:generator>OpenOffice.org/3.2$Win32 OpenOffice.org_project/320m18$Build-9502</meta:generator>
    <dc:date>2013-03-02T18:56:12.24</dc:date>
    <meta:document-statistic meta:table-count="0" meta:image-count="0" meta:object-count="0" meta:page-count="1" meta:paragraph-count="15" meta:word-count="175" meta:character-count="1183"/>
    <meta:user-defined meta:name="Info 1"/>
    <meta:user-defined meta:name="Info 2"/>
    <meta:user-defined meta:name="Info 3"/>
    <meta:user-defined meta:name="Info 4"/>
  </office:meta>
</office:document-meta>
</file>